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14.706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10.45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ff" style:text-align-source="fix" style:repeat-content="false"/>
      <style:paragraph-properties fo:text-align="center" fo:margin-left="0cm"/>
      <style:text-properties fo:color="#330099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0099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2" style:family="table-cell" style:parent-style-name="Default">
      <style:table-cell-properties fo:background-color="#ffccff" style:text-align-source="fix" style:repeat-content="false"/>
      <style:paragraph-properties fo:text-align="start" fo:margin-left="0cm"/>
      <style:text-properties fo:color="#330099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330099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ccff"/>
      <style:text-properties fo:color="#330099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ackground-color="transparent"/>
      <style:text-properties fo:color="#330099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Google Summer of Code 2015 – FOSSASIA - sQuick</text:p>
          </table:table-cell>
          <table:covered-table-cell table:number-columns-repeated="1023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5" table:number-columns-repeated="1021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</text:p>
          </table:table-cell>
          <table:table-cell table:style-name="ce12" office:value-type="string" calcext:value-type="string">
            <text:p>ACTIVITY/TASK COMPLETED</text:p>
          </table:table-cell>
          <table:table-cell table:style-name="ce16" office:value-type="string" calcext:value-type="string">
            <text:p>MEETING HELD</text:p>
          </table:table-cell>
          <table:table-cell table:style-name="ce16" office:value-type="string" calcext:value-type="string">
            <text:p>MEETING WITH</text:p>
          </table:table-cell>
          <table:table-cell table:style-name="ce16" office:value-type="string" calcext:value-type="string">
            <text:p>Extra Stuff</text:p>
          </table:table-cell>
          <table:table-cell table:style-name="ce16" table:number-columns-repeated="1018"/>
        </table:table-row>
        <table:table-row table:style-name="ro2">
          <table:table-cell table:style-name="ce4" table:number-columns-repeated="2"/>
          <table:table-cell table:style-name="ce13"/>
          <table:table-cell table:style-name="ce17" table:number-columns-repeated="1021"/>
        </table:table-row>
        <table:table-row table:style-name="ro3">
          <table:table-cell table:style-name="ce5" office:value-type="date" office:date-value="2015-05-31" calcext:value-type="date">
            <text:p>31/05/15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Started UI development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table:style-name="ce5" office:value-type="date" office:date-value="2015-06-01" calcext:value-type="date">
            <text:p>01/06/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tarted UI, Wrote GDG I/O Blo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02" calcext:value-type="date">
            <text:p>02/06/1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File Access done. Addition of Drop Down Menu + Help Text + Color Change.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 (later)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03" calcext:value-type="date">
            <text:p>03/06/1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Explore file access &amp; Discuss ideas about GU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04" calcext:value-type="date">
            <text:p>04/06/1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ke metacello configuration + Configuration Browser for easy code load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05" calcext:value-type="date">
            <text:p>05/06/1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Content window added, Instance Cache remov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06" calcext:value-type="date">
            <text:p>06/06/15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New mock-up designed + Blog publish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07" calcext:value-type="date">
            <text:p>07/06/15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Explored Stu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08" calcext:value-type="date">
            <text:p>08/06/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roject Report mai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09" calcext:value-type="date">
            <text:p>09/06/1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ade sQuick_ne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Designed new Mock-up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11" calcext:value-type="date">
            <text:p>11/06/1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Designed GUI using Sp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<text:a xlink:href="https://www.youtube.com/watch?v=OL23s9ZUIR0&amp;index=13&amp;list=PL4actYd6bfnz98ngrKALwwStl3C3odEKG" xlink:type="simple">https://www.youtube.com/watch?v=OL23s9ZUIR0&amp;index=13&amp;list=PL4actYd6bfnz98ngrKALwwStl3C3odEKG</text:a></text:p>
          </table:table-cell>
          <table:table-cell table:number-columns-repeated="1018"/>
        </table:table-row>
        <table:table-row table:style-name="ro3">
          <table:table-cell table:style-name="ce5" office:value-type="date" office:date-value="2015-06-12" calcext:value-type="date">
            <text:p>12/06/1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Explored existing search package, discussion with Max, Published Project Apprise on Blo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13" calcext:value-type="date">
            <text:p>13/06/15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14" calcext:value-type="date">
            <text:p>14/06/15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15" calcext:value-type="date">
            <text:p>15/06/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Image re-scaling, sQuick_new configur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16" calcext:value-type="date">
            <text:p>16/06/1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Morph re-positioning, Back button implemen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17" calcext:value-type="date">
            <text:p>17/06/1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Improvised GUI, cleaned up 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18" calcext:value-type="date">
            <text:p>18/06/1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Explored text search package, Dictionary subclass for index implemen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19" calcext:value-type="date">
            <text:p>19/06/15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Try Dummy Ind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, Sea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20" calcext:value-type="date">
            <text:p>20/06/15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Push Dummy Index code to githu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21" calcext:value-type="date">
            <text:p>21/06/15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22" calcext:value-type="date">
            <text:p>22/06/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Indexing Documents, Test Run successfu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23" calcext:value-type="date">
            <text:p>23/06/1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Indexing of all files togeth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24" calcext:value-type="date">
            <text:p>24/06/1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earch Assesrtion Wor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25" calcext:value-type="date">
            <text:p>25/06/15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User Input retreival successfu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6-26" calcext:value-type="date">
            <text:p>26/06/15</text:p>
          </table:table-cell>
          <table:table-cell table:style-name="ce9" office:value-type="string" calcext:value-type="string">
            <text:p>Friday</text:p>
          </table:table-cell>
          <table:table-cell table:style-name="ce14" office:value-type="string" calcext:value-type="string">
            <text:p>MID TERM EVALUATION Starts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Martin</text:p>
          </table:table-cell>
          <table:table-cell table:style-name="ce18" table:number-columns-repeated="1019"/>
        </table:table-row>
        <table:table-row table:style-name="ro3">
          <table:table-cell table:style-name="ce5" office:value-type="date" office:date-value="2015-06-27" calcext:value-type="date">
            <text:p>27/06/15</text:p>
          </table:table-cell>
          <table:table-cell office:value-type="string" calcext:value-type="string">
            <text:p>Saturday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28" calcext:value-type="date">
            <text:p>28/06/15</text:p>
          </table:table-cell>
          <table:table-cell office:value-type="string" calcext:value-type="string">
            <text:p>Sunday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29" calcext:value-type="date">
            <text:p>29/06/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Fetch search results as an array + Added class com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9"/>
        </table:table-row>
        <table:table-row table:style-name="ro3">
          <table:table-cell table:style-name="ce5" office:value-type="date" office:date-value="2015-06-30" calcext:value-type="date">
            <text:p>30/06/15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Printed search results in PopUp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15-07-01" calcext:value-type="date">
            <text:p>01/07/15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02" calcext:value-type="date">
            <text:p>02/07/1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6" office:value-type="date" office:date-value="2015-07-03" calcext:value-type="date">
            <text:p>03/07/15</text:p>
          </table:table-cell>
          <table:table-cell table:style-name="ce9" office:value-type="string" calcext:value-type="string">
            <text:p>Friday</text:p>
          </table:table-cell>
          <table:table-cell table:style-name="ce14" office:value-type="string" calcext:value-type="string">
            <text:p>MID TERM EVALUATION Ends</text:p>
          </table:table-cell>
          <table:table-cell table:style-name="ce18" table:number-columns-repeated="1021"/>
        </table:table-row>
        <table:table-row table:style-name="ro3">
          <table:table-cell table:style-name="ce5" office:value-type="date" office:date-value="2015-07-04" calcext:value-type="date">
            <text:p>04/07/15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05" calcext:value-type="date">
            <text:p>05/07/1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06" calcext:value-type="date">
            <text:p>06/07/15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07" calcext:value-type="date">
            <text:p>07/07/15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08" calcext:value-type="date">
            <text:p>08/07/15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09" calcext:value-type="date">
            <text:p>09/07/1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0" calcext:value-type="date">
            <text:p>10/07/15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1" calcext:value-type="date">
            <text:p>11/07/15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2" calcext:value-type="date">
            <text:p>12/07/1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3" calcext:value-type="date">
            <text:p>13/07/15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4" calcext:value-type="date">
            <text:p>14/07/15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5" calcext:value-type="date">
            <text:p>15/07/15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6" calcext:value-type="date">
            <text:p>16/07/1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7" calcext:value-type="date">
            <text:p>17/07/15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8" calcext:value-type="date">
            <text:p>18/07/15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19" calcext:value-type="date">
            <text:p>19/07/1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0" calcext:value-type="date">
            <text:p>20/07/15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1" calcext:value-type="date">
            <text:p>21/07/15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2" calcext:value-type="date">
            <text:p>22/07/15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3" calcext:value-type="date">
            <text:p>23/07/1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4" calcext:value-type="date">
            <text:p>24/07/15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5" calcext:value-type="date">
            <text:p>25/07/15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6" calcext:value-type="date">
            <text:p>26/07/1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7" calcext:value-type="date">
            <text:p>27/07/15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8" calcext:value-type="date">
            <text:p>28/07/15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29" calcext:value-type="date">
            <text:p>29/07/15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30" calcext:value-type="date">
            <text:p>30/07/1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7-31" calcext:value-type="date">
            <text:p>31/07/15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01" calcext:value-type="date">
            <text:p>01/08/15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02" calcext:value-type="date">
            <text:p>02/08/1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03" calcext:value-type="date">
            <text:p>03/08/15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04" calcext:value-type="date">
            <text:p>04/08/15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05" calcext:value-type="date">
            <text:p>05/08/15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06" calcext:value-type="date">
            <text:p>06/08/1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07" calcext:value-type="date">
            <text:p>07/08/15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08" calcext:value-type="date">
            <text:p>08/08/15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09" calcext:value-type="date">
            <text:p>09/08/1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0" calcext:value-type="date">
            <text:p>10/08/15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1" calcext:value-type="date">
            <text:p>11/08/15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2" calcext:value-type="date">
            <text:p>12/08/15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3" calcext:value-type="date">
            <text:p>13/08/1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4" calcext:value-type="date">
            <text:p>14/08/15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5" calcext:value-type="date">
            <text:p>15/08/15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6" calcext:value-type="date">
            <text:p>16/08/1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7" calcext:value-type="date">
            <text:p>17/08/15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8" calcext:value-type="date">
            <text:p>18/08/15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19" calcext:value-type="date">
            <text:p>19/08/15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0" calcext:value-type="date">
            <text:p>20/08/1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1" calcext:value-type="date">
            <text:p>21/08/15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2" calcext:value-type="date">
            <text:p>22/08/15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3" calcext:value-type="date">
            <text:p>23/08/1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4" calcext:value-type="date">
            <text:p>24/08/15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5" calcext:value-type="date">
            <text:p>25/08/15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6" calcext:value-type="date">
            <text:p>26/08/15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7" calcext:value-type="date">
            <text:p>27/08/15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8" calcext:value-type="date">
            <text:p>28/08/15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29" calcext:value-type="date">
            <text:p>29/08/15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30" calcext:value-type="date">
            <text:p>30/08/15</text:p>
          </table:table-cell>
          <table:table-cell office:value-type="string" calcext:value-type="string">
            <text:p>Su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8-31" calcext:value-type="date">
            <text:p>31/08/15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5-09-01" calcext:value-type="date">
            <text:p>01/09/15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8:03:11.262866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9:45:32.342637440</meta:creation-date>
    <dc:date>2015-06-30T18:10:45.087046712</dc:date>
    <meta:editing-duration>PT1H7M19S</meta:editing-duration>
    <meta:editing-cycles>69</meta:editing-cycles>
    <meta:generator>LibreOffice/4.2.8.2$Linux_X86_64 LibreOffice_project/420m0$Build-2</meta:generator>
    <meta:document-statistic meta:table-count="1" meta:cell-count="287" meta:object-count="0"/>
  </office:meta>
</office:document-meta>
</file>